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91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9138in"/>
    </style:style>
    <style:style style:name="co6" style:family="table-column">
      <style:table-column-properties fo:break-before="auto" style:column-width="0.7118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1.2583in"/>
    </style:style>
    <style:style style:name="co10" style:family="table-column">
      <style:table-column-properties fo:break-before="auto" style:column-width="1.8807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2.5146in"/>
    </style:style>
    <style:style style:name="co13" style:family="table-column">
      <style:table-column-properties fo:break-before="auto" style:column-width="1.5862in"/>
    </style:style>
    <style:style style:name="co1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Vendor_5f_Lis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ndor_Lis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09" table:default-cell-style-name="Excel_20_Built-in_20_Normal"/>
        <table:table-row table:style-name="ro1">
          <table:table-cell office:value-type="string">
            <text:p>Vendor Name</text:p>
          </table:table-cell>
          <table:table-cell office:value-type="string">
            <text:p>Vendor ID</text:p>
          </table:table-cell>
          <table:table-cell office:value-type="string">
            <text:p>Warranty Period</text:p>
          </table:table-cell>
          <table:table-cell office:value-type="string">
            <text:p>Guarantee Period</text:p>
          </table:table-cell>
          <table:table-cell office:value-type="string">
            <text:p>Item Number</text:p>
          </table:table-cell>
          <table:table-cell office:value-type="string">
            <text:p>Item ID </text:p>
          </table:table-cell>
          <table:table-cell office:value-type="string">
            <text:p>Item Name</text:p>
          </table:table-cell>
          <table:table-cell office:value-type="string">
            <text:p>Quantity</text:p>
          </table:table-cell>
          <table:table-cell office:value-type="string">
            <text:p>Cost (INR)</text:p>
          </table:table-cell>
          <table:table-cell office:value-type="string">
            <text:p>Rating</text:p>
          </table:table-cell>
          <table:table-cell office:value-type="string">
            <text:p>Times Purchased</text:p>
          </table:table-cell>
          <table:table-cell office:value-type="string">
            <text:p>Rating Feedback</text:p>
          </table:table-cell>
          <table:table-cell office:value-type="string">
            <text:p>ExpectedDeliveryDays</text:p>
          </table:table-cell>
          <table:table-cell office:value-type="string">
            <text:p>TechnicalSupportRequired(Yes/No)</text:p>
          </table:table-cell>
          <table:table-cell table:number-columns-repeated="1010"/>
        </table:table-row>
        <table:table-row table:style-name="ro1">
          <table:table-cell office:value-type="string">
            <text:p>Dell Technologies</text:p>
          </table:table-cell>
          <table:table-cell office:value-type="string">
            <text:p>VSP01</text:p>
          </table:table-cell>
          <table:table-cell office:value-type="string">
            <text:p>3 Years</text:p>
          </table:table-cell>
          <table:table-cell office:value-type="string">
            <text:p>1 Year</text:p>
          </table:table-cell>
          <table:table-cell office:value-type="string">
            <text:p>ITM-001</text:p>
          </table:table-cell>
          <table:table-cell office:value-type="string">
            <text:p>IT001</text:p>
          </table:table-cell>
          <table:table-cell office:value-type="string">
            <text:p>Dell Monitor 24"</text:p>
          </table:table-cell>
          <table:table-cell office:value-type="float" office:value="12">
            <text:p>12</text:p>
          </table:table-cell>
          <table:table-cell office:value-type="float" office:value="192000">
            <text:p>192000</text:p>
          </table:table-cell>
          <table:table-cell office:value-type="float" office:value="4.8">
            <text:p>4.8</text:p>
          </table:table-cell>
          <table:table-cell office:value-type="float" office:value="15">
            <text:p>15</text:p>
          </table:table-cell>
          <table:table-cell office:value-type="string">
            <text:p>Strong quality and service</text:p>
          </table:table-cell>
          <table:table-cell office:value-type="string">
            <text:p>18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Samsung Components</text:p>
          </table:table-cell>
          <table:table-cell office:value-type="string">
            <text:p>VSP02</text:p>
          </table:table-cell>
          <table:table-cell office:value-type="string">
            <text:p>5 Years</text:p>
          </table:table-cell>
          <table:table-cell office:value-type="string">
            <text:p>1 Year</text:p>
          </table:table-cell>
          <table:table-cell office:value-type="string">
            <text:p>ITM-002</text:p>
          </table:table-cell>
          <table:table-cell office:value-type="string">
            <text:p>IT002</text:p>
          </table:table-cell>
          <table:table-cell office:value-type="string">
            <text:p>Samsung 1TB SSD</text:p>
          </table:table-cell>
          <table:table-cell office:value-type="float" office:value="15">
            <text:p>15</text:p>
          </table:table-cell>
          <table:table-cell office:value-type="float" office:value="375000">
            <text:p>375000</text:p>
          </table:table-cell>
          <table:table-cell office:value-type="float" office:value="4.9">
            <text:p>4.9</text:p>
          </table:table-cell>
          <table:table-cell office:value-type="float" office:value="20">
            <text:p>20</text:p>
          </table:table-cell>
          <table:table-cell office:value-type="string">
            <text:p>Excellent reliability</text:p>
          </table:table-cell>
          <table:table-cell office:value-type="string">
            <text:p>20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Logitech Systems</text:p>
          </table:table-cell>
          <table:table-cell office:value-type="string">
            <text:p>VSP03</text:p>
          </table:table-cell>
          <table:table-cell office:value-type="string">
            <text:p>1 Year</text:p>
          </table:table-cell>
          <table:table-cell office:value-type="string">
            <text:p>3 Months</text:p>
          </table:table-cell>
          <table:table-cell office:value-type="string">
            <text:p>ITM-003</text:p>
          </table:table-cell>
          <table:table-cell office:value-type="string">
            <text:p>IT003</text:p>
          </table:table-cell>
          <table:table-cell office:value-type="string">
            <text:p>Logitech Wireless Mouse</text:p>
          </table:table-cell>
          <table:table-cell office:value-type="float" office:value="50">
            <text:p>50</text:p>
          </table:table-cell>
          <table:table-cell office:value-type="float" office:value="125000">
            <text:p>125000</text:p>
          </table:table-cell>
          <table:table-cell office:value-type="float" office:value="4.7">
            <text:p>4.7</text:p>
          </table:table-cell>
          <table:table-cell office:value-type="float" office:value="30">
            <text:p>30</text:p>
          </table:table-cell>
          <table:table-cell office:value-type="string">
            <text:p>Low failure rate</text:p>
          </table:table-cell>
          <table:table-cell office:value-type="string">
            <text:p>17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Corsair India</text:p>
          </table:table-cell>
          <table:table-cell office:value-type="string">
            <text:p>VSP04</text:p>
          </table:table-cell>
          <table:table-cell office:value-type="string">
            <text:p>2 Years</text:p>
          </table:table-cell>
          <table:table-cell office:value-type="string">
            <text:p>1 Year</text:p>
          </table:table-cell>
          <table:table-cell office:value-type="string">
            <text:p>ITM-004</text:p>
          </table:table-cell>
          <table:table-cell office:value-type="string">
            <text:p>IT004</text:p>
          </table:table-cell>
          <table:table-cell office:value-type="string">
            <text:p>Corsair 16GB RAM DDR4</text:p>
          </table:table-cell>
          <table:table-cell office:value-type="float" office:value="20">
            <text:p>20</text:p>
          </table:table-cell>
          <table:table-cell office:value-type="float" office:value="180000">
            <text:p>180000</text:p>
          </table:table-cell>
          <table:table-cell office:value-type="float" office:value="4.6">
            <text:p>4.6</text:p>
          </table:table-cell>
          <table:table-cell office:value-type="float" office:value="22">
            <text:p>22</text:p>
          </table:table-cell>
          <table:table-cell office:value-type="string">
            <text:p>Stable performance</text:p>
          </table:table-cell>
          <table:table-cell office:value-type="string">
            <text:p>19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Seagate Authorized Vendor</text:p>
          </table:table-cell>
          <table:table-cell office:value-type="string">
            <text:p>VSP05</text:p>
          </table:table-cell>
          <table:table-cell office:value-type="string">
            <text:p>3 Years</text:p>
          </table:table-cell>
          <table:table-cell office:value-type="string">
            <text:p>1 Year</text:p>
          </table:table-cell>
          <table:table-cell office:value-type="string">
            <text:p>ITM-005</text:p>
          </table:table-cell>
          <table:table-cell office:value-type="string">
            <text:p>IT005</text:p>
          </table:table-cell>
          <table:table-cell office:value-type="string">
            <text:p>Seagate 1TB HDD</text:p>
          </table:table-cell>
          <table:table-cell office:value-type="float" office:value="35">
            <text:p>35</text:p>
          </table:table-cell>
          <table:table-cell office:value-type="float" office:value="262500">
            <text:p>262500</text:p>
          </table:table-cell>
          <table:table-cell office:value-type="float" office:value="4.5">
            <text:p>4.5</text:p>
          </table:table-cell>
          <table:table-cell office:value-type="float" office:value="27">
            <text:p>27</text:p>
          </table:table-cell>
          <table:table-cell office:value-type="string">
            <text:p>Consistent supply</text:p>
          </table:table-cell>
          <table:table-cell office:value-type="string">
            <text:p>16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HP India</text:p>
          </table:table-cell>
          <table:table-cell office:value-type="string">
            <text:p>VSP06</text:p>
          </table:table-cell>
          <table:table-cell office:value-type="string">
            <text:p>3 Years</text:p>
          </table:table-cell>
          <table:table-cell office:value-type="string">
            <text:p>1 Year</text:p>
          </table:table-cell>
          <table:table-cell office:value-type="string">
            <text:p>ITM-006</text:p>
          </table:table-cell>
          <table:table-cell office:value-type="string">
            <text:p>IT006</text:p>
          </table:table-cell>
          <table:table-cell office:value-type="string">
            <text:p>HP ProDesk CPU</text:p>
          </table:table-cell>
          <table:table-cell office:value-type="float" office:value="10">
            <text:p>10</text:p>
          </table:table-cell>
          <table:table-cell office:value-type="float" office:value="550000">
            <text:p>550000</text:p>
          </table:table-cell>
          <table:table-cell office:value-type="float" office:value="4.7">
            <text:p>4.7</text:p>
          </table:table-cell>
          <table:table-cell office:value-type="float" office:value="18">
            <text:p>18</text:p>
          </table:table-cell>
          <table:table-cell office:value-type="string">
            <text:p>Reliable business systems</text:p>
          </table:table-cell>
          <table:table-cell office:value-type="string">
            <text:p>20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Lenovo Commercial</text:p>
          </table:table-cell>
          <table:table-cell office:value-type="string">
            <text:p>VSP07</text:p>
          </table:table-cell>
          <table:table-cell office:value-type="string">
            <text:p>2 Years</text:p>
          </table:table-cell>
          <table:table-cell office:value-type="string">
            <text:p>1 Year</text:p>
          </table:table-cell>
          <table:table-cell office:value-type="string">
            <text:p>ITM-007</text:p>
          </table:table-cell>
          <table:table-cell office:value-type="string">
            <text:p>IT007</text:p>
          </table:table-cell>
          <table:table-cell office:value-type="string">
            <text:p>Lenovo Keyboard</text:p>
          </table:table-cell>
          <table:table-cell office:value-type="float" office:value="40">
            <text:p>40</text:p>
          </table:table-cell>
          <table:table-cell office:value-type="float" office:value="120000">
            <text:p>120000</text:p>
          </table:table-cell>
          <table:table-cell office:value-type="float" office:value="4.4">
            <text:p>4.4</text:p>
          </table:table-cell>
          <table:table-cell office:value-type="float" office:value="19">
            <text:p>19</text:p>
          </table:table-cell>
          <table:table-cell office:value-type="string">
            <text:p>Good support network</text:p>
          </table:table-cell>
          <table:table-cell office:value-type="string">
            <text:p>15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ASUS India</text:p>
          </table:table-cell>
          <table:table-cell office:value-type="string">
            <text:p>VSP08</text:p>
          </table:table-cell>
          <table:table-cell office:value-type="string">
            <text:p>2 Years</text:p>
          </table:table-cell>
          <table:table-cell office:value-type="string">
            <text:p>1 Year</text:p>
          </table:table-cell>
          <table:table-cell office:value-type="string">
            <text:p>ITM-008</text:p>
          </table:table-cell>
          <table:table-cell office:value-type="string">
            <text:p>IT008</text:p>
          </table:table-cell>
          <table:table-cell office:value-type="string">
            <text:p>ASUS Motherboard</text:p>
          </table:table-cell>
          <table:table-cell office:value-type="float" office:value="25">
            <text:p>25</text:p>
          </table:table-cell>
          <table:table-cell office:value-type="float" office:value="300000">
            <text:p>300000</text:p>
          </table:table-cell>
          <table:table-cell office:value-type="float" office:value="4.6">
            <text:p>4.6</text:p>
          </table:table-cell>
          <table:table-cell office:value-type="float" office:value="17">
            <text:p>17</text:p>
          </table:table-cell>
          <table:table-cell office:value-type="string">
            <text:p>High durability</text:p>
          </table:table-cell>
          <table:table-cell office:value-type="string">
            <text:p>18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Intel Certified Vendor</text:p>
          </table:table-cell>
          <table:table-cell office:value-type="string">
            <text:p>VSP09</text:p>
          </table:table-cell>
          <table:table-cell office:value-type="string">
            <text:p>3 Years</text:p>
          </table:table-cell>
          <table:table-cell office:value-type="string">
            <text:p>1 Year</text:p>
          </table:table-cell>
          <table:table-cell office:value-type="string">
            <text:p>ITM-009</text:p>
          </table:table-cell>
          <table:table-cell office:value-type="string">
            <text:p>IT009</text:p>
          </table:table-cell>
          <table:table-cell office:value-type="string">
            <text:p>Intel i7 Processor</text:p>
          </table:table-cell>
          <table:table-cell office:value-type="float" office:value="15">
            <text:p>15</text:p>
          </table:table-cell>
          <table:table-cell office:value-type="float" office:value="450000">
            <text:p>450000</text:p>
          </table:table-cell>
          <table:table-cell office:value-type="float" office:value="4.8">
            <text:p>4.8</text:p>
          </table:table-cell>
          <table:table-cell office:value-type="float" office:value="21">
            <text:p>21</text:p>
          </table:table-cell>
          <table:table-cell office:value-type="string">
            <text:p>Top-tier processors</text:p>
          </table:table-cell>
          <table:table-cell office:value-type="string">
            <text:p>19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AMD Authorized Vendor</text:p>
          </table:table-cell>
          <table:table-cell office:value-type="string">
            <text:p>VSP10</text:p>
          </table:table-cell>
          <table:table-cell office:value-type="string">
            <text:p>3 Years</text:p>
          </table:table-cell>
          <table:table-cell office:value-type="string">
            <text:p>1 Year</text:p>
          </table:table-cell>
          <table:table-cell office:value-type="string">
            <text:p>ITM-010</text:p>
          </table:table-cell>
          <table:table-cell office:value-type="string">
            <text:p>IT010</text:p>
          </table:table-cell>
          <table:table-cell office:value-type="string">
            <text:p>AMD Ryzen CPU</text:p>
          </table:table-cell>
          <table:table-cell office:value-type="float" office:value="18">
            <text:p>18</text:p>
          </table:table-cell>
          <table:table-cell office:value-type="float" office:value="360000">
            <text:p>360000</text:p>
          </table:table-cell>
          <table:table-cell office:value-type="float" office:value="4.7">
            <text:p>4.7</text:p>
          </table:table-cell>
          <table:table-cell office:value-type="float" office:value="20">
            <text:p>20</text:p>
          </table:table-cell>
          <table:table-cell office:value-type="string">
            <text:p>Excellent value</text:p>
          </table:table-cell>
          <table:table-cell office:value-type="string">
            <text:p>20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Zebronics Electronics</text:p>
          </table:table-cell>
          <table:table-cell office:value-type="string">
            <text:p>VSP11</text:p>
          </table:table-cell>
          <table:table-cell office:value-type="string">
            <text:p>0 Years</text:p>
          </table:table-cell>
          <table:table-cell office:value-type="string">
            <text:p>6 Months</text:p>
          </table:table-cell>
          <table:table-cell office:value-type="string">
            <text:p>ITM-011</text:p>
          </table:table-cell>
          <table:table-cell office:value-type="string">
            <text:p>IT011</text:p>
          </table:table-cell>
          <table:table-cell office:value-type="string">
            <text:p>Zeb SMPS 450W</text:p>
          </table:table-cell>
          <table:table-cell office:value-type="float" office:value="18">
            <text:p>18</text:p>
          </table:table-cell>
          <table:table-cell office:value-type="float" office:value="54000">
            <text:p>54000</text:p>
          </table:table-cell>
          <table:table-cell office:value-type="float" office:value="4.1">
            <text:p>4.1</text:p>
          </table:table-cell>
          <table:table-cell office:value-type="float" office:value="10">
            <text:p>10</text:p>
          </table:table-cell>
          <table:table-cell office:value-type="string">
            <text:p>Quality inconsistency</text:p>
          </table:table-cell>
          <table:table-cell office:value-type="string">
            <text:p>8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Acer Solutions</text:p>
          </table:table-cell>
          <table:table-cell office:value-type="string">
            <text:p>VSP12</text:p>
          </table:table-cell>
          <table:table-cell office:value-type="string">
            <text:p>1 Year</text:p>
          </table:table-cell>
          <table:table-cell office:value-type="string">
            <text:p>6 Months</text:p>
          </table:table-cell>
          <table:table-cell office:value-type="string">
            <text:p>ITM-012</text:p>
          </table:table-cell>
          <table:table-cell office:value-type="string">
            <text:p>IT012</text:p>
          </table:table-cell>
          <table:table-cell office:value-type="string">
            <text:p>Acer 27" Display</text:p>
          </table:table-cell>
          <table:table-cell office:value-type="float" office:value="10">
            <text:p>10</text:p>
          </table:table-cell>
          <table:table-cell office:value-type="float" office:value="150000">
            <text:p>150000</text:p>
          </table:table-cell>
          <table:table-cell office:value-type="float" office:value="4.3">
            <text:p>4.3</text:p>
          </table:table-cell>
          <table:table-cell office:value-type="float" office:value="9">
            <text:p>9</text:p>
          </table:table-cell>
          <table:table-cell office:value-type="string">
            <text:p>Occasional delays</text:p>
          </table:table-cell>
          <table:table-cell office:value-type="string">
            <text:p>10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XYZ Local IT Supplier</text:p>
          </table:table-cell>
          <table:table-cell office:value-type="string">
            <text:p>VSP13</text:p>
          </table:table-cell>
          <table:table-cell office:value-type="string">
            <text:p>1 Year</text:p>
          </table:table-cell>
          <table:table-cell office:value-type="string">
            <text:p>3 Months</text:p>
          </table:table-cell>
          <table:table-cell office:value-type="string">
            <text:p>ITM-013</text:p>
          </table:table-cell>
          <table:table-cell office:value-type="string">
            <text:p>IT013</text:p>
          </table:table-cell>
          <table:table-cell office:value-type="string">
            <text:p>Keyboard &amp; Mouse Combo</text:p>
          </table:table-cell>
          <table:table-cell office:value-type="float" office:value="40">
            <text:p>40</text:p>
          </table:table-cell>
          <table:table-cell office:value-type="float" office:value="60000">
            <text:p>60000</text:p>
          </table:table-cell>
          <table:table-cell office:value-type="float" office:value="3.8">
            <text:p>3.8</text:p>
          </table:table-cell>
          <table:table-cell office:value-type="float" office:value="12">
            <text:p>12</text:p>
          </table:table-cell>
          <table:table-cell office:value-type="string">
            <text:p>Unstable sourcing</text:p>
          </table:table-cell>
          <table:table-cell office:value-type="string">
            <text:p>7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TechNova Components</text:p>
          </table:table-cell>
          <table:table-cell office:value-type="string">
            <text:p>VSP14</text:p>
          </table:table-cell>
          <table:table-cell office:value-type="string">
            <text:p>1 Year</text:p>
          </table:table-cell>
          <table:table-cell table:style-name="ce1" office:value-type="float" office:value="0">
            <text:p>0</text:p>
          </table:table-cell>
          <table:table-cell office:value-type="string">
            <text:p>ITM-014</text:p>
          </table:table-cell>
          <table:table-cell office:value-type="string">
            <text:p>IT014</text:p>
          </table:table-cell>
          <table:table-cell office:value-type="string">
            <text:p>Cables &amp; Connectors Kit</text:p>
          </table:table-cell>
          <table:table-cell office:value-type="float" office:value="55">
            <text:p>55</text:p>
          </table:table-cell>
          <table:table-cell office:value-type="float" office:value="82500">
            <text:p>82500</text:p>
          </table:table-cell>
          <table:table-cell office:value-type="float" office:value="3.9">
            <text:p>3.9</text:p>
          </table:table-cell>
          <table:table-cell office:value-type="float" office:value="14">
            <text:p>14</text:p>
          </table:table-cell>
          <table:table-cell office:value-type="string">
            <text:p>Delivery issues</text:p>
          </table:table-cell>
          <table:table-cell office:value-type="string">
            <text:p>9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BudgetByte IT Parts</text:p>
          </table:table-cell>
          <table:table-cell office:value-type="string">
            <text:p>VSP15</text:p>
          </table:table-cell>
          <table:table-cell office:value-type="string">
            <text:p>1 Year</text:p>
          </table:table-cell>
          <table:table-cell office:value-type="string">
            <text:p>6 Months</text:p>
          </table:table-cell>
          <table:table-cell office:value-type="string">
            <text:p>ITM-015</text:p>
          </table:table-cell>
          <table:table-cell office:value-type="string">
            <text:p>IT015</text:p>
          </table:table-cell>
          <table:table-cell office:value-type="string">
            <text:p>Network Cables</text:p>
          </table:table-cell>
          <table:table-cell office:value-type="float" office:value="75">
            <text:p>75</text:p>
          </table:table-cell>
          <table:table-cell office:value-type="float" office:value="45000">
            <text:p>45000</text:p>
          </table:table-cell>
          <table:table-cell office:value-type="float" office:value="3.6">
            <text:p>3.6</text:p>
          </table:table-cell>
          <table:table-cell office:value-type="float" office:value="18">
            <text:p>18</text:p>
          </table:table-cell>
          <table:table-cell office:value-type="string">
            <text:p>Frequent complaints</text:p>
          </table:table-cell>
          <table:table-cell office:value-type="string">
            <text:p>6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QuickFix IT Store</text:p>
          </table:table-cell>
          <table:table-cell office:value-type="string">
            <text:p>VSP16</text:p>
          </table:table-cell>
          <table:table-cell office:value-type="string">
            <text:p>6 Months</text:p>
          </table:table-cell>
          <table:table-cell table:style-name="ce1" office:value-type="float" office:value="0">
            <text:p>0</text:p>
          </table:table-cell>
          <table:table-cell office:value-type="string">
            <text:p>ITM-016</text:p>
          </table:table-cell>
          <table:table-cell office:value-type="string">
            <text:p>IT016</text:p>
          </table:table-cell>
          <table:table-cell office:value-type="string">
            <text:p>USB Hubs</text:p>
          </table:table-cell>
          <table:table-cell office:value-type="float" office:value="60">
            <text:p>60</text:p>
          </table:table-cell>
          <table:table-cell office:value-type="float" office:value="30000">
            <text:p>30000</text:p>
          </table:table-cell>
          <table:table-cell office:value-type="float" office:value="3.5">
            <text:p>3.5</text:p>
          </table:table-cell>
          <table:table-cell office:value-type="float" office:value="11">
            <text:p>11</text:p>
          </table:table-cell>
          <table:table-cell office:value-type="string">
            <text:p>Low product life</text:p>
          </table:table-cell>
          <table:table-cell office:value-type="string">
            <text:p>5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Metro Peripheral Traders</text:p>
          </table:table-cell>
          <table:table-cell office:value-type="string">
            <text:p>VSP17</text:p>
          </table:table-cell>
          <table:table-cell office:value-type="string">
            <text:p>1 Year</text:p>
          </table:table-cell>
          <table:table-cell office:value-type="string">
            <text:p>3 Months</text:p>
          </table:table-cell>
          <table:table-cell office:value-type="string">
            <text:p>ITM-017</text:p>
          </table:table-cell>
          <table:table-cell office:value-type="string">
            <text:p>IT017</text:p>
          </table:table-cell>
          <table:table-cell office:value-type="string">
            <text:p>Generic Mouse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3.4">
            <text:p>3.4</text:p>
          </table:table-cell>
          <table:table-cell office:value-type="float" office:value="16">
            <text:p>16</text:p>
          </table:table-cell>
          <table:table-cell office:value-type="string">
            <text:p>High return rate</text:p>
          </table:table-cell>
          <table:table-cell office:value-type="string">
            <text:p>8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CompuMart Retailer</text:p>
          </table:table-cell>
          <table:table-cell office:value-type="string">
            <text:p>VSP18</text:p>
          </table:table-cell>
          <table:table-cell office:value-type="string">
            <text:p>1 Year</text:p>
          </table:table-cell>
          <table:table-cell office:value-type="string">
            <text:p>6 Months</text:p>
          </table:table-cell>
          <table:table-cell office:value-type="string">
            <text:p>ITM-018</text:p>
          </table:table-cell>
          <table:table-cell office:value-type="string">
            <text:p>IT018</text:p>
          </table:table-cell>
          <table:table-cell office:value-type="string">
            <text:p>Laptop Chargers</text:p>
          </table:table-cell>
          <table:table-cell office:value-type="float" office:value="45">
            <text:p>45</text:p>
          </table:table-cell>
          <table:table-cell office:value-type="float" office:value="90000">
            <text:p>90000</text:p>
          </table:table-cell>
          <table:table-cell office:value-type="float" office:value="3.7">
            <text:p>3.7</text:p>
          </table:table-cell>
          <table:table-cell office:value-type="float" office:value="13">
            <text:p>13</text:p>
          </table:table-cell>
          <table:table-cell office:value-type="string">
            <text:p>Inconsistent quality</text:p>
          </table:table-cell>
          <table:table-cell office:value-type="string">
            <text:p>7 days</text:p>
          </table:table-cell>
          <table:table-cell office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>
            <text:p>Digital Square</text:p>
          </table:table-cell>
          <table:table-cell office:value-type="string">
            <text:p>VSP19</text:p>
          </table:table-cell>
          <table:table-cell office:value-type="string">
            <text:p>1 Year</text:p>
          </table:table-cell>
          <table:table-cell table:style-name="ce1" office:value-type="float" office:value="0">
            <text:p>0</text:p>
          </table:table-cell>
          <table:table-cell office:value-type="string">
            <text:p>ITM-019</text:p>
          </table:table-cell>
          <table:table-cell office:value-type="string">
            <text:p>IT019</text:p>
          </table:table-cell>
          <table:table-cell office:value-type="string">
            <text:p>HDMI Cables</text:p>
          </table:table-cell>
          <table:table-cell office:value-type="float" office:value="80">
            <text:p>80</text:p>
          </table:table-cell>
          <table:table-cell office:value-type="float" office:value="40000">
            <text:p>40000</text:p>
          </table:table-cell>
          <table:table-cell office:value-type="float" office:value="3.6">
            <text:p>3.6</text:p>
          </table:table-cell>
          <table:table-cell office:value-type="float" office:value="15">
            <text:p>15</text:p>
          </table:table-cell>
          <table:table-cell office:value-type="string">
            <text:p>Minor quality defects</text:p>
          </table:table-cell>
          <table:table-cell office:value-type="string">
            <text:p>9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NextGen Tech Supply</text:p>
          </table:table-cell>
          <table:table-cell office:value-type="string">
            <text:p>VSP20</text:p>
          </table:table-cell>
          <table:table-cell table:style-name="ce1" office:value-type="string">
            <text:p>0 Years</text:p>
          </table:table-cell>
          <table:table-cell office:value-type="string">
            <text:p>1 Month</text:p>
          </table:table-cell>
          <table:table-cell office:value-type="string">
            <text:p>ITM-020</text:p>
          </table:table-cell>
          <table:table-cell office:value-type="string">
            <text:p>IT020</text:p>
          </table:table-cell>
          <table:table-cell office:value-type="string">
            <text:p>Basic Keyboards</text:p>
          </table:table-cell>
          <table:table-cell office:value-type="float" office:value="90">
            <text:p>90</text:p>
          </table:table-cell>
          <table:table-cell office:value-type="float" office:value="45000">
            <text:p>45000</text:p>
          </table:table-cell>
          <table:table-cell office:value-type="float" office:value="3.3">
            <text:p>3.3</text:p>
          </table:table-cell>
          <table:table-cell office:value-type="float" office:value="14">
            <text:p>14</text:p>
          </table:table-cell>
          <table:table-cell office:value-type="string">
            <text:p>High failure rate</text:p>
          </table:table-cell>
          <table:table-cell office:value-type="string">
            <text:p>6 days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17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ndor_5f_List" style:display-name="PageStyle_Vendor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17:44:15.01</dc:date>
    <meta:generator>OpenOffice/4.1.15$Win32 OpenOffice.org_project/4115m2$Build-9813</meta:generator>
    <meta:editing-duration>PT7M12S</meta:editing-duration>
    <meta:editing-cycles>5</meta:editing-cycles>
    <meta:document-statistic meta:table-count="1" meta:cell-count="294" meta:object-count="0"/>
  </office:meta>
</office:document-meta>
</file>